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d62" officeooo:paragraph-rsid="00173d6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3d62" officeooo:paragraph-rsid="00173d62" style:font-weight-asian="bold" style:font-weight-complex="bold"/>
    </style:style>
    <style:style style:name="P3" style:family="paragraph" style:parent-style-name="Standard">
      <style:text-properties fo:font-weight="bold" officeooo:rsid="00173d62" officeooo:paragraph-rsid="00173d62" style:font-weight-asian="bold" style:font-weight-complex="bold"/>
    </style:style>
    <style:style style:name="P4" style:family="paragraph" style:parent-style-name="Standard">
      <style:text-properties fo:font-weight="normal" officeooo:rsid="00173d62" officeooo:paragraph-rsid="00173d62" style:font-weight-asian="normal" style:font-weight-complex="normal"/>
    </style:style>
    <style:style style:name="P5" style:family="paragraph" style:parent-style-name="Standard">
      <style:text-properties fo:font-weight="normal" officeooo:rsid="00173d62" officeooo:paragraph-rsid="001c8944" style:font-weight-asian="normal" style:font-weight-complex="normal"/>
    </style:style>
    <style:style style:name="P6" style:family="paragraph" style:parent-style-name="Standard">
      <style:text-properties fo:font-weight="normal" officeooo:rsid="00173d62" officeooo:paragraph-rsid="001f4e8a" style:font-weight-asian="normal" style:font-weight-complex="normal"/>
    </style:style>
    <style:style style:name="P7" style:family="paragraph" style:parent-style-name="Standard">
      <style:text-properties fo:font-weight="normal" officeooo:rsid="0019c3f7" officeooo:paragraph-rsid="00173d62" style:font-weight-asian="normal" style:font-weight-complex="normal"/>
    </style:style>
    <style:style style:name="P8" style:family="paragraph" style:parent-style-name="Standard">
      <style:text-properties fo:font-weight="normal" officeooo:rsid="001b2f9c" officeooo:paragraph-rsid="00173d62" style:font-weight-asian="normal" style:font-weight-complex="normal"/>
    </style:style>
    <style:style style:name="P9" style:family="paragraph" style:parent-style-name="Standard">
      <style:text-properties fo:font-weight="normal" officeooo:rsid="0024890e" officeooo:paragraph-rsid="0024890e" style:font-weight-asian="normal" style:font-weight-complex="normal"/>
    </style:style>
    <style:style style:name="P10" style:family="paragraph" style:parent-style-name="Standard">
      <style:text-properties fo:font-weight="normal" officeooo:rsid="0024ea72" officeooo:paragraph-rsid="0024ea72" style:font-weight-asian="normal" style:font-weight-complex="normal"/>
    </style:style>
    <style:style style:name="P11" style:family="paragraph" style:parent-style-name="Standard">
      <style:text-properties style:font-name="Liberation Serif" fo:font-size="12pt" fo:font-weight="normal" officeooo:rsid="00173d62" officeooo:paragraph-rsid="00173d62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bold" officeooo:rsid="00173d62" officeooo:paragraph-rsid="00173d62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Liberation Serif" fo:font-size="12pt" fo:font-weight="normal" officeooo:rsid="00173d62" officeooo:paragraph-rsid="002249f9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weight="bold" officeooo:rsid="00173d62" officeooo:paragraph-rsid="00173d62" style:font-weight-asian="bold" style:font-weight-complex="bold"/>
    </style:style>
    <style:style style:name="P15" style:family="paragraph" style:parent-style-name="Standard">
      <style:text-properties fo:font-weight="normal" officeooo:rsid="00173d62" officeooo:paragraph-rsid="00173d62" style:font-weight-asian="normal" style:font-weight-complex="normal"/>
    </style:style>
    <style:style style:name="P16" style:family="paragraph" style:parent-style-name="Standard">
      <style:text-properties fo:font-weight="normal" officeooo:rsid="00173d62" officeooo:paragraph-rsid="00279628" style:font-weight-asian="normal" style:font-weight-complex="normal"/>
    </style:style>
    <style:style style:name="P17" style:family="paragraph" style:parent-style-name="Standard">
      <style:text-properties fo:font-weight="normal" officeooo:rsid="00173d62" officeooo:paragraph-rsid="00297fc3" style:font-weight-asian="normal" style:font-weight-complex="normal"/>
    </style:style>
    <style:style style:name="P18" style:family="paragraph" style:parent-style-name="Standard">
      <style:text-properties fo:font-weight="normal" officeooo:rsid="00173d62" officeooo:paragraph-rsid="002b4436" style:font-weight-asian="normal" style:font-weight-complex="normal"/>
    </style:style>
    <style:style style:name="P19" style:family="paragraph" style:parent-style-name="Standard">
      <style:text-properties fo:font-weight="normal" officeooo:rsid="00173d62" officeooo:paragraph-rsid="002d400b" style:font-weight-asian="normal" style:font-weight-complex="normal"/>
    </style:style>
    <style:style style:name="P20" style:family="paragraph" style:parent-style-name="Standard">
      <style:text-properties fo:font-weight="normal" officeooo:rsid="0024890e" officeooo:paragraph-rsid="00173d62" style:font-weight-asian="normal" style:font-weight-complex="normal"/>
    </style:style>
    <style:style style:name="P21" style:family="paragraph" style:parent-style-name="Standard">
      <style:text-properties fo:font-weight="normal" officeooo:rsid="0024890e" officeooo:paragraph-rsid="0024890e" style:font-weight-asian="normal" style:font-weight-complex="normal"/>
    </style:style>
    <style:style style:name="P22" style:family="paragraph" style:parent-style-name="Standard">
      <style:text-properties fo:font-weight="normal" officeooo:rsid="002b4436" officeooo:paragraph-rsid="002b4436" style:font-weight-asian="normal" style:font-weight-complex="normal"/>
    </style:style>
    <style:style style:name="P23" style:family="paragraph" style:parent-style-name="Standard">
      <style:text-properties fo:font-weight="normal" officeooo:rsid="002b4436" officeooo:paragraph-rsid="002d400b" style:font-weight-asian="normal" style:font-weight-complex="normal"/>
    </style:style>
    <style:style style:name="P24" style:family="paragraph" style:parent-style-name="Standard" style:list-style-name="L1">
      <style:text-properties style:font-name="Liberation Serif" fo:font-weight="bold" officeooo:rsid="00173d62" officeooo:paragraph-rsid="00173d62" style:font-weight-asian="bold" style:font-weight-complex="bold"/>
    </style:style>
    <style:style style:name="P25" style:family="paragraph" style:parent-style-name="Standard" style:list-style-name="L1">
      <style:text-properties style:font-name="Liberation Serif" fo:font-size="12pt" fo:font-weight="bold" officeooo:rsid="00173d62" officeooo:paragraph-rsid="00173d62" style:font-size-asian="12pt" style:font-weight-asian="bold" style:font-size-complex="12pt" style:font-weight-complex="bold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73d62" officeooo:paragraph-rsid="0021925f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73d62" officeooo:paragraph-rsid="00173d62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1925f" officeooo:paragraph-rsid="0021925f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color="#000000" style:font-name="Liberation Serif" fo:font-size="12pt" fo:font-weight="normal" officeooo:rsid="00173d62" officeooo:paragraph-rsid="00173d62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text-properties officeooo:paragraph-rsid="002b4436"/>
    </style:style>
    <style:style style:name="P31" style:family="paragraph" style:parent-style-name="Standard" style:list-style-name="L3">
      <style:text-properties officeooo:paragraph-rsid="002b4436"/>
    </style:style>
    <style:style style:name="P32" style:family="paragraph" style:parent-style-name="Standard" style:list-style-name="L4">
      <style:text-properties officeooo:paragraph-rsid="002b4436"/>
    </style:style>
    <style:style style:name="P33" style:family="paragraph" style:parent-style-name="Standard" style:list-style-name="L5">
      <style:text-properties officeooo:paragraph-rsid="002b443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c3f7" style:font-weight-asian="normal" style:font-weight-complex="normal"/>
    </style:style>
    <style:style style:name="T3" style:family="text">
      <style:text-properties fo:font-weight="normal" officeooo:rsid="001ad07b" style:font-weight-asian="normal" style:font-weight-complex="normal"/>
    </style:style>
    <style:style style:name="T4" style:family="text">
      <style:text-properties fo:font-weight="normal" officeooo:rsid="001b2f9c" style:font-weight-asian="normal" style:font-weight-complex="normal"/>
    </style:style>
    <style:style style:name="T5" style:family="text">
      <style:text-properties fo:font-weight="normal" officeooo:rsid="002b4436" style:font-weight-asian="normal" style:font-weight-complex="normal"/>
    </style:style>
    <style:style style:name="T6" style:family="text">
      <style:text-properties officeooo:rsid="001c2d79"/>
    </style:style>
    <style:style style:name="T7" style:family="text">
      <style:text-properties officeooo:rsid="001c8944"/>
    </style:style>
    <style:style style:name="T8" style:family="text">
      <style:text-properties officeooo:rsid="001b2f9c"/>
    </style:style>
    <style:style style:name="T9" style:family="text">
      <style:text-properties officeooo:rsid="001f4e8a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officeooo:rsid="0021925f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officeooo:rsid="002249f9" style:text-blinking="false" fo:background-color="transparent" loext:char-shading-value="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officeooo:rsid="0022aadc"/>
    </style:style>
    <style:style style:name="T15" style:family="text">
      <style:text-properties officeooo:rsid="00279628"/>
    </style:style>
    <style:style style:name="T16" style:family="text">
      <style:text-properties officeooo:rsid="0027dfe6"/>
    </style:style>
    <style:style style:name="T17" style:family="text">
      <style:text-properties officeooo:rsid="00297fc3"/>
    </style:style>
    <style:style style:name="T18" style:family="text">
      <style:text-properties officeooo:rsid="002b4436"/>
    </style:style>
    <style:style style:name="T19" style:family="text">
      <style:text-properties officeooo:rsid="002cec0a"/>
    </style:style>
    <style:style style:name="T20" style:family="text">
      <style:text-properties officeooo:rsid="002d40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lho Prático 1</text:p>
      <text:p text:style-name="P1"/>
      <text:list xml:id="list1539404736687884299" text:style-name="L1">
        <text:list-item>
          <text:p text:style-name="P14">Como esse problema pode ser modelado para o paradigma guloso?</text:p>
        </text:list-item>
      </text:list>
      <text:p text:style-name="P3"/>
      <text:p text:style-name="P3"><text:tab/><text:span text:style-name="T2">O Problema foi modelado de acordo com o custo benefício de cada prato seguindo a ordem de um vetor construído relevando a ordem de melhor custo benefício e a regra de cozinhar o mesmo prato em dias seguidos.</text:span></text:p>
      <text:p text:style-name="P7"/>
      <text:p text:style-name="P7"><text:tab/>Para isso, foi criado um vetor com os pratos na seguinte ordem: Os pratos de melhor custo benefício levando em conta os que foram cozinhados somente em um dia e os que foram cozinhados em dois dias seguidos. Logo após, concatenou-se a esse vetor os pratos com o menor custo e que não dão lucro algum, pois serão cozinhados em três dias seguidos ou mais.</text:p>
      <text:p text:style-name="P7"/>
      <text:p text:style-name="P3"><text:span text:style-name="T2"><text:tab/>Junto a isso, para resolver o problema, foi implementado a seguinte lógica de estrutura gulosa: </text:span><text:span text:style-name="T3">Para cada dia em que o cozinheiro deverá cozinhar, coloca o prato da posição j do vetor criado numa variável prato, onde na primeira iteração j=0. Enquanto não achar um prato no vetor que caiba no orçamento, deve-se testar os pratos do vetor de pratos e adicionar um a j e a k. Caso não encontre um prato que caiba no orçamento do vetor, o problema não haverá solução, caso encontre coloque na variável prato o prato de índice j. É subtraído do valor do orçamento o valor do prato e o prato adicionado ao vetor resposta. Para finalizar, verifica se </text:span><text:span text:style-name="T4">há um prato no dia anterior, se houver e o prato do dia atual é igual o do dia anterior, coloca a variável anterior com o valor de j e soma o valor de j. Caso o prato do dia atual não seja igual ao do dia anterior, coloca a variável j com o valor de k. Caso ainda haja dias para cozinhar, volta no loop com o dia atualizado.</text:span></text:p>
      <text:p text:style-name="P8"/>
      <text:p text:style-name="P8"><text:tab/>A solução dos prato<text:span text:style-name="T9">s</text:span> que serão cozinhados será dada pelo vetor resposta, onde terá a ordem dos pratos cozinhados em todos os dias pelo cozinheiro.</text:p>
      <text:p text:style-name="P7"><text:tab/></text:p>
      <text:p text:style-name="P3"/>
      <text:list xml:id="list161630679278167" text:continue-numbering="true" text:style-name="L1">
        <text:list-item>
          <text:p text:style-name="P14">Seu algoritmo guloso dá a solução ótima? Por quê?</text:p>
        </text:list-item>
      </text:list>
      <text:p text:style-name="P3"><text:tab/></text:p>
      <text:p text:style-name="P3"><text:span text:style-name="T1"><text:tab/></text:span><text:span text:style-name="T4">Não, pois a solução gulosa nesse problema pega o melhor valor no momento atual, ou seja, o cozinheiro irá cozinhar o prato que lhe dará o melhor lucro no dia em questão sem levar em conta todos os dias que ele tem disponíveis ou o orçamento total que ele possui. Dessa forma, o algoritmo guloso não garante a solução ótima para o problema como um todo, e sim para o problema nos dias em questão.</text:span></text:p>
      <text:p text:style-name="P8"/>
      <text:list xml:id="list161629391551727" text:continue-numbering="true" text:style-name="L1">
        <text:list-item>
          <text:p text:style-name="P14">Como esse problema pode ser modelado para o paradigma de programação dinâmica?</text:p>
        </text:list-item>
      </text:list>
      <text:p text:style-name="P4"/>
      <text:p text:style-name="P5"><text:tab/><text:span text:style-name="T6">O problema foi modelado atráves de três tabelas para a consulta dinâmica do cáculo do melhor custo benefício dos pratos a serem cozinhados. Uma matriz, representando os pratos a serem escolhidos sem que já tenham sido escolhidos no dia anterior, outra representando os pratos a serem escolhidos pelo primeiro dia consecutivo e uma última representando os pratos a serem escolhidos pelo segundo ou mais dias consecutivos. Cada uma dessas matrizes é da terceira dimensão e elas são: O número de dias, o número de pratos e , por fim, o orçamento total.</text:span></text:p>
      <text:p text:style-name="P5"/>
      <text:p text:style-name="P5"><text:tab/><text:span text:style-name="T7">Com as matrizes devidamente inicializadas, utilizasse a programação dinâmica buscando maximizar o lucro do restaurante. Para isso, percorre a matriz principal, buscando recorrer quando necessário as outras duas matrizes para obter o máximo lucro levando em conta possíveis repetições de pratos.</text:span></text:p>
      <text:p text:style-name="P5"/>
      <text:p text:style-name="P6"><text:tab/><text:span text:style-name="T8">A solução dos pratos que serão cozinhados será dada pelo elemento da matriz que tiver o maior lucro no último dia e na posição orçamento.</text:span></text:p>
      <text:p text:style-name="P4"><text:soft-page-break/></text:p>
      <text:list xml:id="list161630162453658" text:continue-numbering="true" text:style-name="L1">
        <text:list-item>
          <text:p text:style-name="P14">Discuta a sub-estrutura ótima e a sobreposição dos problemas.</text:p>
        </text:list-item>
      </text:list>
      <text:p text:style-name="P16"><text:tab/><text:span text:style-name="T15">A subestrutura ótima para o problema utilizando o algoritmo guloso, consiste em criar um vetor com o custo benefício dos pratos e, após isso, escolher os pratos que seu custo cabem no orçamento e e detém o melhor custo benefício entre todos.</text:span></text:p>
      <text:p text:style-name="P16"><text:span text:style-name="T15"><text:tab/>Já para <text:s/>a subestrutura ótima utilizando a programação dinâmica é necessário construir três matrizes da terceira dimensão, onde cada uma das matrizes representam não repetir <text:s/>o prato, repetir o prato uma vez e repetir o prato duas vezes ou mais. Suas dimensões são os dias e os pratos a cozinhar e o orcamento total. Dessa forma, utilizasse a primeira matriz para pegar o prato melhor prato com o melhor custo benefício para o dia em questão e em caso de repetição de pratos utilizar as outras duas matrizes como auxílio.</text:span></text:p>
      <text:p text:style-name="P16"><text:tab/><text:span text:style-name="T16">Em relação a sobreposição de problemas, o algoritmo guloso precisa somente saber qual foi o último prato cozinhado e se foi cozinhado mais de uma vez para analisar a melhor opção atual que ele tem. Por outro lado, utilizando a programação dinâmica é necessário olhar a melhor opção do dia anterior e olhar nas matrizes auxiliáres para saber se o prato já fora cozinhado. <text:s/></text:span></text:p>
      <text:p text:style-name="P4"/>
      <text:list xml:id="list161630417647639" text:continue-numbering="true" text:style-name="L1">
        <text:list-item>
          <text:p text:style-name="P14">Se algum algoritmo clássico foi adaptado para resolver o problema, qual foi ele?</text:p>
        </text:list-item>
      </text:list>
      <text:p text:style-name="P4"/>
      <text:p text:style-name="P4"><text:tab/><text:span text:style-name="T14">O Algoritmo clássico adaptado para resolver o problema do Trabalho Prático, foi o algoritmo da mochila binária, onde o objetivo é maximizar o valor total dos itens que podem ser carregados na mochila. Dessa forma, foi possível adaptś-lo para um problema em que deve-se maximizar o lucro ao longo dos dias levando em consideração as regras impostas pelo problema.</text:span></text:p>
      <text:p text:style-name="P4"/>
      <text:list xml:id="list161629698234546" text:continue-numbering="true" text:style-name="L1">
        <text:list-item>
          <text:p text:style-name="P14">Qual o custo assintótico (em Big-O) do tempo de execução e espaço em memória utilizado? Não se esqueça de formular a equação de recorrência da abordagem baseada em programação dinâmica (não é necessário resolver a equação explicitamente).</text:p>
        </text:list-item>
      </text:list>
      <text:p text:style-name="P17"><text:tab/></text:p>
      <text:p text:style-name="P17"><text:span text:style-name="T17"><text:tab/>GULOSO:</text:span></text:p>
      <text:p text:style-name="P4"><text:tab/><text:tab/>- <text:span text:style-name="T18">O(n): Pois é preciso somente navegar no vetor de custo benefício para achar o <text:tab/><text:tab/><text:tab/>próximo prato a ser cozinhado.</text:span></text:p>
      <text:p text:style-name="P4"/>
      <text:p text:style-name="P23"><text:tab/><text:tab/>- <text:span text:style-name="T20">Uso de memória: </text:span>13296 <text:span text:style-name="T20">bytes em média</text:span></text:p>
      <text:p text:style-name="P4"><text:tab/><text:tab/></text:p>
      <text:p text:style-name="P4"><text:tab/><text:span text:style-name="T19">DINÂMICO:</text:span></text:p>
      <text:p text:style-name="P19"><text:tab/><text:tab/>- <text:span text:style-name="T19">O(N³): Pois é preciso olhar os valores em três matrizes de três dimensões.</text:span></text:p>
      <text:p text:style-name="P4"><text:tab/><text:tab/></text:p>
      <text:p text:style-name="P19"><text:tab/><text:tab/>- <text:span text:style-name="T20">Uso de memória: 13316 bytes em média</text:span></text:p>
      <text:p text:style-name="P4"/>
      <text:p text:style-name="P4"><text:tab/><text:tab/>- <text:span text:style-name="T19">T(n) = Não foi utilizado recorrência para resolver o problema.</text:span></text:p>
      <text:p text:style-name="P4"/>
      <text:list xml:id="list161630734910141" text:continue-numbering="true" text:style-name="L1">
        <text:list-item>
          <text:p text:style-name="P14">Em qual máquina o tp foi testado?</text:p>
        </text:list-item>
      </text:list>
      <text:p text:style-name="P4"/>
      <text:p text:style-name="P20"><text:tab/>M<text:span text:style-name="T19">ÁQUINA</text:span>:</text:p>
      <text:p text:style-name="P9"><text:s text:c="10"/></text:p>
      <text:p text:style-name="P9"><text:tab/>descrição: CPU</text:p>
      <text:p text:style-name="P9"><text:s text:c="9"/><text:tab/> <text:tab/>produto: Intel(R) Core(TM) i7-5500U CPU @ 2.40GHz</text:p>
      <text:p text:style-name="P9"><text:s text:c="10"/><text:tab/><text:tab/>fabricante: Intel Corp.</text:p>
      <text:p text:style-name="P9"><text:s text:c="10"/><text:tab/><text:tab/>informações do barramento: cpu@0</text:p>
      <text:p text:style-name="P9"><text:s text:c="10"/><text:tab/><text:tab/>versão: Intel(R) Core(TM) i7-5500U CPU @ 2.40GHz</text:p>
      <text:p text:style-name="P9"><text:s text:c="10"/><text:tab/><text:tab/>slot: SOCKET 0</text:p>
      <text:p text:style-name="P9"><text:s text:c="10"/><text:tab/><text:tab/>tamanho: 2461MHz</text:p>
      <text:p text:style-name="P9"><text:soft-page-break/><text:s text:c="10"/><text:tab/><text:tab/>capacidade: 3GHz</text:p>
      <text:p text:style-name="P9"><text:s text:c="10"/><text:tab/><text:tab/>largura: 64 bits</text:p>
      <text:p text:style-name="P9"><text:s text:c="10"/><text:tab/><text:tab/>clock: 100MHz</text:p>
      <text:p text:style-name="P9"/>
      <text:p text:style-name="P10"><text:tab/>descrição: Memória do sistema</text:p>
      <text:p text:style-name="P10"><text:s text:c="10"/><text:tab/><text:tab/>slot: Placa do sistema ou placa-mãe</text:p>
      <text:p text:style-name="P10"><text:s text:c="10"/><text:tab/><text:tab/>tamanho: 6GiB</text:p>
      <text:p text:style-name="P4"/>
      <text:list xml:id="list161630061681858" text:continue-numbering="true" text:style-name="L1">
        <text:list-item>
          <text:p text:style-name="P24">Como sua implementação se comporta em termos de tempo de execução e memória <text:span text:style-name="T13">alocada? Apresente uma variação experimental da solução, com entradas de tamanho diferente tentando, pelo menos, discutir também o melhor e o pior caso.</text:span></text:p>
        </text:list-item>
      </text:list>
      <text:p text:style-name="P18"><text:span text:style-name="T17"><text:tab/></text:span></text:p>
      <text:p text:style-name="P22"><text:tab/>GULOSO</text:p>
      <text:p text:style-name="P22"/>
      <text:list xml:id="list5743370668574581775" text:style-name="L2">
        <text:list-item>
          <text:p text:style-name="P30"><text:span text:style-name="T5">5 pratos com orçamento de 20</text:span></text:p>
        </text:list-item>
      </text:list>
      <text:p text:style-name="P22"/>
      <text:p text:style-name="P22"><text:tab/><text:tab/>- 1 dia</text:p>
      <text:p text:style-name="P22"><text:tab/><text:tab/><text:tab/>time: 0.07900</text:p>
      <text:p text:style-name="P22"><text:tab/><text:tab/><text:tab/>Uso Memória: 13296.00000 - Porção de memória Ocupada: 388</text:p>
      <text:p text:style-name="P22"/>
      <text:p text:style-name="P22"><text:tab/><text:tab/>- 3 dias</text:p>
      <text:p text:style-name="P22"><text:tab/><text:tab/><text:tab/>time: 0.08400</text:p>
      <text:p text:style-name="P22"><text:tab/><text:tab/><text:tab/>Uso Memória: 13296.00000 - Porção de memória Ocupada: 381</text:p>
      <text:p text:style-name="P22"/>
      <text:p text:style-name="P22"><text:tab/><text:tab/>- 7 dias</text:p>
      <text:p text:style-name="P22"><text:tab/><text:tab/><text:tab/>time: 0.11900</text:p>
      <text:p text:style-name="P22"><text:tab/><text:tab/><text:tab/>Uso Memória: 13296.00000 - Porção de memória Ocupada: 412</text:p>
      <text:p text:style-name="P22"/>
      <text:p text:style-name="P22"><text:tab/><text:tab/>- 12 dias</text:p>
      <text:p text:style-name="P22"><text:tab/><text:tab/><text:tab/>time: 0.20500</text:p>
      <text:p text:style-name="P22"><text:tab/><text:tab/><text:tab/>Uso Memória: 13296.00000 - Porção de memória Ocupada: 386</text:p>
      <text:p text:style-name="P22"><text:tab/></text:p>
      <text:p text:style-name="P22"/>
      <text:p text:style-name="P22"><text:tab/><text:tab/>- 21 dias</text:p>
      <text:p text:style-name="P22"><text:tab/><text:tab/><text:tab/>time: 0.20000</text:p>
      <text:p text:style-name="P22"><text:tab/><text:tab/><text:tab/>Uso Memória: 13296.00000 - Porção de memória Ocupada: 410</text:p>
      <text:p text:style-name="P22"/>
      <text:p text:style-name="P22"/>
      <text:p text:style-name="P22"/>
      <text:list xml:id="list3400198624546021385" text:style-name="L3">
        <text:list-item>
          <text:p text:style-name="P31"><text:span text:style-name="T5">50 pratos com orçamento de 100</text:span></text:p>
        </text:list-item>
      </text:list>
      <text:p text:style-name="P22"><text:tab/><text:tab/>- 1 dia</text:p>
      <text:p text:style-name="P22"><text:tab/><text:tab/><text:tab/>time: 0.16700</text:p>
      <text:p text:style-name="P22"><text:tab/><text:tab/><text:tab/>Uso Memória: 13296.00000 - Porção de memória Ocupada: 445</text:p>
      <text:p text:style-name="P22"/>
      <text:p text:style-name="P22"/>
      <text:p text:style-name="P22"><text:tab/><text:tab/>- 3 dias</text:p>
      <text:p text:style-name="P22"><text:tab/><text:tab/><text:tab/>time: 0.17500</text:p>
      <text:p text:style-name="P22"><text:tab/><text:tab/><text:tab/>Uso Memória: 13296.00000 - Porção de memória Ocupada: 409</text:p>
      <text:p text:style-name="P22"/>
      <text:p text:style-name="P22"/>
      <text:p text:style-name="P22"><text:tab/><text:tab/>- 7 dias</text:p>
      <text:p text:style-name="P22"><text:tab/><text:tab/><text:tab/>time: 0.19000</text:p>
      <text:p text:style-name="P22"><text:soft-page-break/><text:tab/><text:tab/><text:tab/>Uso Memória: 13296.00000 - Porção de memória Ocupada: 410</text:p>
      <text:p text:style-name="P22"/>
      <text:p text:style-name="P22"><text:tab/><text:tab/>- 12 dias</text:p>
      <text:p text:style-name="P22"><text:tab/><text:tab/><text:tab/>time: 0.24200</text:p>
      <text:p text:style-name="P22"><text:tab/><text:tab/><text:tab/>Uso Memória: 13296.00000 - Porção de memória Ocupada: 409</text:p>
      <text:p text:style-name="P22"/>
      <text:p text:style-name="P22"><text:tab/><text:tab/>- 21 dias</text:p>
      <text:p text:style-name="P22"><text:tab/><text:tab/><text:tab/>time: 0.34600</text:p>
      <text:p text:style-name="P22"><text:tab/><text:tab/><text:tab/>Uso Memória: 13296.00000 - Porção de memória Ocupada: 395</text:p>
      <text:p text:style-name="P22"/>
      <text:p text:style-name="P22"/>
      <text:p text:style-name="P22"><text:tab/>DINÂMICO</text:p>
      <text:p text:style-name="P22"/>
      <text:list xml:id="list4563797559329112464" text:style-name="L4">
        <text:list-item>
          <text:p text:style-name="P32"><text:span text:style-name="T5">5 pratos com orçamento de 20</text:span></text:p>
        </text:list-item>
      </text:list>
      <text:p text:style-name="P22"/>
      <text:p text:style-name="P22"><text:tab/><text:tab/>- 1 dia</text:p>
      <text:p text:style-name="P22"><text:tab/><text:tab/><text:tab/>time: 0.21300</text:p>
      <text:p text:style-name="P22"><text:tab/><text:tab/><text:tab/>Uso Memória: 13316.00000 - Porção de memória Ocupada: 392</text:p>
      <text:p text:style-name="P22"/>
      <text:p text:style-name="P22"><text:tab/><text:tab/>- 3 dias</text:p>
      <text:p text:style-name="P22"><text:tab/><text:tab/><text:tab/>time: 0.37500</text:p>
      <text:p text:style-name="P22"><text:tab/><text:tab/><text:tab/>Uso Memória: 13316.00000 - Porção de memória Ocupada: 395</text:p>
      <text:p text:style-name="P22"/>
      <text:p text:style-name="P22"><text:tab/><text:tab/>- 7 dias</text:p>
      <text:p text:style-name="P22"><text:tab/><text:tab/><text:tab/>time: 0.75400</text:p>
      <text:p text:style-name="P22"><text:tab/><text:tab/><text:tab/>Uso Memória: 13316.00000 - Porção de memória Ocupada: 395</text:p>
      <text:p text:style-name="P22"/>
      <text:p text:style-name="P22"><text:tab/><text:tab/>- 12 dias</text:p>
      <text:p text:style-name="P22"><text:tab/><text:tab/><text:tab/>time: 2.31100</text:p>
      <text:p text:style-name="P22"><text:tab/><text:tab/><text:tab/>Uso Memória: 13316.00000 - Porção de memória Ocupada: 395</text:p>
      <text:p text:style-name="P22"/>
      <text:p text:style-name="P22"><text:tab/><text:tab/>- 21 dias</text:p>
      <text:p text:style-name="P22"><text:tab/><text:tab/><text:tab/>time: 3.04700</text:p>
      <text:p text:style-name="P22"><text:tab/><text:tab/><text:tab/>Uso Memória: 13316.00000 - Porção de memória Ocupada: 414</text:p>
      <text:p text:style-name="P22"/>
      <text:p text:style-name="P22"/>
      <text:list xml:id="list1168231885939174618" text:style-name="L5">
        <text:list-item>
          <text:p text:style-name="P33"><text:span text:style-name="T5">50 pratos com orçamento de 100</text:span></text:p>
        </text:list-item>
      </text:list>
      <text:p text:style-name="P22"><text:tab/><text:tab/>- 1 dia</text:p>
      <text:p text:style-name="P22"><text:tab/><text:tab/><text:tab/>time: 16.21800</text:p>
      <text:p text:style-name="P22"><text:tab/><text:tab/><text:tab/>Uso Memória: 13448.00000 - Porção de memória Ocupada: 779</text:p>
      <text:p text:style-name="P22"/>
      <text:p text:style-name="P22"><text:tab/><text:tab/>- 3 dias</text:p>
      <text:p text:style-name="P22"><text:tab/><text:tab/><text:tab/>time: 60.04900</text:p>
      <text:p text:style-name="P22"><text:tab/><text:tab/><text:tab/>Uso Memória: 13712.00000 - Porção de memória Ocupada: 846</text:p>
      <text:p text:style-name="P22"/>
      <text:p text:style-name="P22"><text:tab/><text:tab/>- 7 dias</text:p>
      <text:p text:style-name="P22"><text:tab/><text:tab/><text:tab/>time: 126.92600</text:p>
      <text:p text:style-name="P22"><text:tab/><text:tab/><text:tab/>Uso Memória: 14108.00000 - Porção de memória Ocupada: 897</text:p>
      <text:p text:style-name="P22"/>
      <text:p text:style-name="P22"><text:tab/><text:tab/>- 12 dias</text:p>
      <text:p text:style-name="P22"><text:tab/><text:tab/><text:tab/>time: 244.88900</text:p>
      <text:p text:style-name="P22"><text:tab/><text:tab/><text:tab/>Uso Memória: 14636.00000 - Porção de memória Ocupada: 1064</text:p>
      <text:p text:style-name="P22"><text:soft-page-break/></text:p>
      <text:p text:style-name="P22"><text:tab/><text:tab/>- 21 dias</text:p>
      <text:p text:style-name="P22"><text:tab/><text:tab/><text:tab/>time: 442.06900</text:p>
      <text:p text:style-name="P22"><text:tab/><text:tab/><text:tab/>Uso Memória: 15692.00000 - Porção de memória Ocupada: 1319</text:p>
      <text:p text:style-name="P22"/>
      <text:p text:style-name="P22"><text:tab/>O melhor caso do problema é quando a quantidade de dias é mínima, ou seja, há apenas um dia para cozinhar os pratos e por consequência em ambos os algoritmos muitas verificações do dia anterior não são feitas. Já o pior caso, no caso do guloso é quando há muitos dias para cozinhar e todos os pratos tem custo acima do orcamento menos os dois com pior custo benefício. No caso do dinâmico é quando há muitos dias para cozinhar e um prato é cozinhado várias vezes segidas, pois é preciso verificar em várias matrizes.</text:p>
      <text:p text:style-name="P11"/>
      <text:list xml:id="list161630051917337" text:continue-list="list161630061681858" text:style-name="L1">
        <text:list-item>
          <text:p text:style-name="P25">Bibligrafia?</text:p>
        </text:list-item>
      </text:list>
      <text:p text:style-name="P12"/>
      <text:p text:style-name="P26">CORMEN, Thomas H. et al. Algoritmos: teoria e prática. Rio de Janeiro, RJ: Elsevier, Campus, c2012. xvi, 926 p. ISBN 9788535236996., Nº de Exemplares: 14.</text:p>
      <text:p text:style-name="P26"/>
      <text:p text:style-name="P13"><text:span text:style-name="T11">MASSAND, Ashish. Solution for SPOJ Dynamic Programming. </text:span><text:span text:style-name="T10">Disponível em: &lt;</text:span><text:span text:style-name="T11">https://www.quora.com/What-is-the-solution-for-the-MENU-problem-on-Sphere-Online-Judge-SPOJ</text:span><text:span text:style-name="T10">/&gt; Acesso em: </text:span><text:span text:style-name="T12">15</text:span><text:span text:style-name="T10"> de </text:span><text:span text:style-name="T12">maio</text:span><text:span text:style-name="T10"> de 201</text:span><text:span text:style-name="T12">8</text:span></text:p>
      <text:p text:style-name="P26"/>
      <text:p text:style-name="P27"/>
      <text:p text:style-name="P28"/>
      <text:list xml:id="list161628849113652" text:continue-numbering="true" text:style-name="L1">
        <text:list-header>
          <text:p text:style-name="P2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6:11:54.033238791</meta:creation-date>
    <dc:date>2018-05-27T16:16:15.948339627</dc:date>
    <meta:editing-duration>PT4H4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5" meta:paragraph-count="121" meta:word-count="1509" meta:character-count="8999" meta:non-whitespace-character-count="7270"/>
  </office:meta>
</office:document-meta>
</file>